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style:font-size-asian="11pt" style:font-size-complex="11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ing an online Halal vegetables shop can cater to the needs of Muslim consumers who seek assurance that the products they purchase adhere to Halal standards. Here are some ideas to establish and differentiate your Halal vegetables shop:</text:p>
      <text:p text:style-name="P1"/>
      <text:p text:style-name="P1">1. **Certified Halal Products**: Source vegetables from certified suppliers who adhere to Halal guidelines in their farming, harvesting, and distribution processes. Highlight the Halal certification prominently on your website to instill confidence in your customers.</text:p>
      <text:p text:style-name="P1"/>
      <text:p text:style-name="P1">2. **Organic and Locally Sourced**: Emphasize the quality and freshness of your vegetables by offering organic and locally sourced options. Highlight the health benefits and environmental sustainability of organic farming practices.</text:p>
      <text:p text:style-name="P1"/>
      <text:p text:style-name="P1">3. **Diverse Selection**: Provide a diverse selection of Halal vegetables, including common staples like tomatoes, cucumbers, carrots, and lettuce, as well as specialty items and seasonal produce. Consider offering pre-packaged assortments or customizable vegetable boxes.</text:p>
      <text:p text:style-name="P1"/>
      <text:p text:style-name="P1">4. **Convenience**: Offer convenient options such as pre-cut, pre-washed, or ready-to-cook vegetables to save customers time and effort in meal preparation. Provide recipe suggestions and cooking tips to inspire creativity in the kitchen.</text:p>
      <text:p text:style-name="P1"/>
      <text:p text:style-name="P1">5. **Halal Meat and Dairy**: Expand your product range to include Halal-certified meat, poultry, and dairy products to offer a comprehensive shopping experience for customers seeking Halal food options.</text:p>
      <text:p text:style-name="P1"/>
      <text:p text:style-name="P1">6. **Transparent Sourcing**: Provide transparent information about the sourcing and handling of your vegetables, including details about farms, cultivation methods, and transportation practices. Build trust by demonstrating your commitment to quality and integrity.</text:p>
      <text:p text:style-name="P1"/>
      <text:p text:style-name="P1">7. **Halal Food Safety Standards**: Ensure that your storage, packaging, and delivery processes comply with Halal food safety standards to prevent contamination and maintain the integrity of Halal products throughout the supply chain.</text:p>
      <text:p text:style-name="P1"/>
      <text:p text:style-name="P1">8. **Educational Resources**: Create educational resources on the importance of Halal food, including articles, infographics, and videos that explain Halal certification processes, dietary restrictions, and the significance of Halal food in Islamic culture.</text:p>
      <text:p text:style-name="P1"/>
      <text:p text:style-name="P1">9. **Community Engagement**: Engage with your target audience through social media platforms, online forums, and community events. Encourage customers to share their Halal cooking tips, recipes, and meal ideas to foster a sense of community and camaraderie.</text:p>
      <text:p text:style-name="P1"/>
      <text:p text:style-name="P1">10. **Subscription Services**: Offer subscription services for regular deliveries of Halal vegetables to customers' doorsteps. Provide flexible subscription options based on frequency, quantity, and product preferences to accommodate varying needs and budgets.</text:p>
      <text:p text:style-name="P1"/>
      <text:p text:style-name="P1">11. **Feedback and Reviews**: Encourage customers to leave reviews and feedback on your website or social media channels to build credibility and trust. Use customer testimonials and success stories to showcase the positive impact of your products and services.</text:p>
      <text:p text:style-name="P1"/>
      <text:p text:style-name="P1">12. **Responsive Customer Support**: Provide responsive customer support channels, including live chat, email, and phone support, to address inquiries, resolve issues, and assist customers throughout their shopping journey.</text:p>
      <text:p text:style-name="P1"/>
      <text:p text:style-name="P1">By implementing these strategies, you can establish a reputable and reliable online Halal vegetables shop that meets the dietary preferences and cultural requirements of Muslim consumers while promoting healthy eating and sustainable agriculture prac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0:12:35.537000000</meta:creation-date>
    <dc:date>2024-04-23T10:13:45.501000000</dc:date>
    <meta:editing-duration>PT1M10S</meta:editing-duration>
    <meta:editing-cycles>1</meta:editing-cycles>
    <meta:generator>LibreOffice/7.6.2.1$Windows_X86_64 LibreOffice_project/56f7684011345957bbf33a7ee678afaf4d2ba333</meta:generator>
    <meta:document-statistic meta:table-count="0" meta:image-count="0" meta:object-count="0" meta:page-count="1" meta:paragraph-count="14" meta:word-count="470" meta:character-count="3464" meta:non-whitespace-character-count="3008"/>
  </office:meta>
</office:document-meta>
</file>